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idde</text:p>
      <text:p text:style-name="Standard">TODO:</text:p>
      <text:p text:style-name="Standard">-splash screen maken</text:p>
      <text:p text:style-name="Standard">-automatisch csv maken en uploaden naar google fusion tables</text:p>
      <text:p text:style-name="Standard">-android app power use checken, <text:a xlink:type="simple" xlink:href="https://github.com/msg555/PowerTutor">https://github.com/msg555/PowerTutor</text:a></text:p>
      <text:p text:style-name="Standard">-beveiliging database</text:p>
      <text:p text:style-name="Standard">Deze error nog afhandelen:</text:p>
      <text:p text:style-name="Standard">06-23 22:00:42.430: E/LocationSample(29169): IO Exception in Geocoder.getFromLocation()</text:p>
      <text:p text:style-name="Standard"/>
      <text:p text:style-name="Standard">LOG:</text:p>
      <text:p text:style-name="P1">maandag 17 Juni</text:p>
      <text:p text:style-name="Standard">-onderzoek/ingelezen serverconnectie </text:p>
      <text:p text:style-name="Standard">-eigen server gemaakt op laptop</text:p>
      <text:p text:style-name="Standard">-eigen server gemaakt op web</text:p>
      <text:p text:style-name="Standard"/>
      <text:p text:style-name="Standard">wat voorbeelden geprobeerd, JSON problemen </text:p>
      <text:p text:style-name="Standard"/>
      <text:p text:style-name="Standard"/>
      <text:p text:style-name="Standard"/>
      <text:p text:style-name="P1">dinsdag 18 Juni</text:p>
      <text:p text:style-name="Standard">debuggen JSON problemen gaat niet goed, andere methode gezocht, gevonden en weer veel bugs.</text:p>
      <text:p text:style-name="Standard">20:00-01:00</text:p>
      <text:p text:style-name="Standard">JSON weggehaald, string nu versturen, php errors van server op laptop</text:p>
      <text:p text:style-name="Standard"/>
      <text:p text:style-name="Standard"/>
      <text:p text:style-name="Standard"/>
      <text:p text:style-name="P1">woensdag 19 Juni:</text:p>
      <text:p text:style-name="Standard"/>
      <text:p text:style-name="Standard">server side code naar webserver gehaald, webhosting down</text:p>
      <text:p text:style-name="Standard">andere webserver gebruikt.</text:p>
      <text:p text:style-name="Standard">Server side code werkt (php)</text:p>
      <text:p text:style-name="Standard">Android code werkt, kan informatie naar database sturen en ophalen (ophalen via JSON).</text:p>
      <text:p text:style-name="Standard">Android code aangepast om alleen strings te verzenden en ontvangen, JSON eruit gehaald.</text:p>
      <text:p text:style-name="Standard">Serverconnectie Android app gemerged met de main app</text:p>
      <text:p text:style-name="Standard">serverconnectie gemaakt m.b.v. <text:a xlink:type="simple" xlink:href="http://forum.xda-developers.com/showthread.php?p=42638475">http://forum.xda-developers.com/showthread.php?p=42638475</text:a></text:p>
      <text:p text:style-name="Standard"/>
      <text:p text:style-name="Standard"/>
      <text:p text:style-name="Standard">nagedacht over locatievergelijking/locatievisualisatie</text:p>
      <text:p text:style-name="Standard"/>
      <text:p text:style-name="Standard">Google fusion tables API voor location visualisatie</text:p>
      <text:p text:style-name="Standard"/>
      <text:p text:style-name="Standard"><text:a xlink:type="simple" xlink:href="http://fusion-tables-api-samples.googlecode.com/svn/trunk/FusionTablesLayerWizard/src/index.html">http://fusion-tables-api-samples.googlecode.com/svn/trunk/FusionTablesLayerWizard/src/index.html</text:a></text:p>
      <text:p text:style-name="Standard"/>
      <text:p text:style-name="Standard">Fusion Table Layers</text:p>
      <text:p text:style-name="Standard"/>
      <text:p text:style-name="Standard">visualisatie programma moet locaties uit database ophalen en deze op een map laten zien.</text:p>
      <text:p text:style-name="Standard"/>
      <text:p text:style-name="Standard">Database:</text:p>
      <text:p text:style-name="Standard">nu hebben we een tabel1 met user, locatie</text:p>
      <text:p text:style-name="Standard"/>
      <text:p text:style-name="Standard">nieuwe tabel2 maken van tabel1:</text:p>
      <text:p text:style-name="Standard"><text:soft-page-break/>elke locatie een rij in de tabel met user, longtitude, latitude, adres</text:p>
      <text:p text:style-name="Standard">dit opslaan in csv en deze csv in google fusion tables zetten</text:p>
      <text:p text:style-name="Standard"/>
      <text:p text:style-name="Standard"/>
      <text:p text:style-name="Standard"/>
      <text:p text:style-name="P1">Vrijdag 21 Juni:</text:p>
      <text:p text:style-name="Standard"/>
      <text:p text:style-name="Standard">Logo gemaakt</text:p>
      <text:p text:style-name="Standard">bezig geweest met database sorteren, waren wat problemen (niet up to dat versie, lib moest geimporteerd worden, kon niet connecten met database).</text:p>
      <text:p text:style-name="Standard"><text:a xlink:type="simple" xlink:href="https://developers.google.com/fusiontables/docs/samples/multiple_layers_per_map">https://developers.google.com/fusiontables/docs/samples/multiple_layers_per_map</text:a></text:p>
      <text:p text:style-name="Standard">tutorial gedaan voor fusion tables, csv van database met longitude en latitude → automatisch een map voor visualisatie.</text:p>
      <text:p text:style-name="Standard"/>
      <text:p text:style-name="Standard"/>
      <text:p text:style-name="Standard"/>
      <text:p text:style-name="P1">Zondag 23 Juni:</text:p>
      <text:p text:style-name="P1"/>
      <text:p text:style-name="Standard">mysql database export naar csv en ingeladen in google fusion tables, werkt goed</text:p>
      <text:p text:style-name="Standard">Database sorteren verwijdert nu data als deze die heeft gesort.</text:p>
      <text:p text:style-name="Standard">Betere sorteddatabase, minder nutteloze stukken string in address en accountname</text:p>
      <text:p text:style-name="Standard"/>
      <text:p text:style-name="Standard">Checkt of locatiegegevens verzamelen aan staan met</text:p>
      <text:p text:style-name="Standard"><text:a xlink:type="simple" xlink:href="http://hedgehogjim.wordpress.com/2013/03/20/programmatically-enable-android-location-services/">http://hedgehogjim.wordpress.com/2013/03/20/programmatically-enable-android-location-services/</text:a></text:p>
      <text:p text:style-name="Standard"/>
      <text:p text:style-name="Standard">Deze error nog afhandelen:</text:p>
      <text:p text:style-name="Standard">06-23 22:00:42.430: E/LocationSample(29169): IO Exception in Geocoder.getFromLocation()</text:p>
      <text:p text:style-name="Standard"/>
      <text:p text:style-name="Standard">automatisch csv van database in file zetten en deze file in google fusion tables zetten</text:p>
      <text:p text:style-name="Standard">moet dit wel automatisch? Het is alleen voor de developer, als visualisatietool, dus kan ook gewoon heel simpel met de hand → export database als csv → import csv in google fusion tables → map</text:p>
      <text:p text:style-name="Standard"/>
      <text:p text:style-name="Standard"/>
      <text:p text:style-name="Standard"/>
      <text:p text:style-name="P1">Maandag 24 Juni:</text:p>
      <text:p text:style-name="Standard">Gekeken naar google fusion tables. Om een route te maken is een kml bestand nodig met coordinaten, dus nieuwe databasetable met account, latitude en longitude. Databasetabel → csv → kml → google fusion tables → publish.</text:p>
      <text:p text:style-name="Standard"/>
      <text:p text:style-name="Standard">Code van zondag geimplementeerd</text:p>
      <text:p text:style-name="Standard"/>
      <text:p text:style-name="Standard">Loop in MySQLConnection.java fix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lanning:</text:p>
      <text:p text:style-name="Standard">Maandag:</text:p>
      <text:p text:style-name="Standard">bluetooth mergen</text:p>
      <text:p text:style-name="Standard">betere database in google fusion tables in google maps zetten/route maken per user</text:p>
      <text:p text:style-name="Standard">formules per user maken en comparen PART I</text:p>
      <text:p text:style-name="Standard">bluetooth file transfer PART</text:p>
      <text:p text:style-name="Standard"/>
      <text:p text:style-name="Standard"/>
      <text:p text:style-name="Standard">Dinsdag:</text:p>
      <text:p text:style-name="Standard">bluetooth file transfer PART II</text:p>
      <text:p text:style-name="Standard">formules per user maken en comparen PART II</text:p>
      <text:p text:style-name="Standard">Poster maken</text:p>
      <text:p text:style-name="Standard"/>
      <text:p text:style-name="Standard">Woensdag:</text:p>
      <text:p text:style-name="Standard">bluetooth file transfer PART III</text:p>
      <text:p text:style-name="Standard">formules per user maken en comparen PART III</text:p>
      <text:p text:style-name="Standard">Betere GUI</text:p>
      <text:p text:style-name="Standard"/>
      <text:p text:style-name="Standard">Donderdag:</text:p>
      <text:p text:style-name="Standard">bluetooth file transfer PART IV</text:p>
      <text:p text:style-name="Standard">formules per user maken en comparen PART IV</text:p>
      <text:p text:style-name="Standard">Betere GUI</text:p>
      <text:p text:style-name="Standard">Presentatie voorbereide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8T11:35:04</meta:creation-date>
    <dc:date>2013-06-24T11:19:18</dc:date>
    <meta:editing-duration>PT5H10M36S</meta:editing-duration>
    <meta:editing-cycles>38</meta:editing-cycles>
    <meta:generator>LibreOffice/3.4$Unix LibreOffice_project/340m1$Build-402</meta:generator>
    <dc:creator>Manor Chur</dc:creator>
    <meta:document-statistic meta:table-count="0" meta:image-count="0" meta:object-count="0" meta:page-count="3" meta:paragraph-count="74" meta:word-count="483" meta:character-count="3532" meta:non-whitespace-character-count="3121"/>
  </office:meta>
</office:document-meta>
</file>